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222222" style:font-name="arial" fo:font-size="9.75pt" fo:letter-spacing="normal" fo:font-style="normal" fo:font-weight="normal"/>
    </style:style>
    <style:style style:name="T2" style:family="text">
      <style:text-properties fo:font-variant="normal" fo:text-transform="none" fo:color="#222222" style:font-name="arial" fo:font-size="9.75pt" fo:letter-spacing="normal" fo:font-style="normal" fo:font-weight="normal" fo:background-color="#ffffcc"/>
    </style:style>
    <style:style style:name="T3" style:family="text">
      <style:text-properties fo:font-variant="normal" fo:text-transform="none" fo:color="#222222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 Ставропольский государственный аграрный </text:span><text:span text:style-name="T2">университет</text:span><text:line-break/><text:span text:style-name="T1">2 Kазанский гоударственный аграрный </text:span><text:span text:style-name="T2">университет</text:span><text:line-break/><text:span text:style-name="T1">3 Брянская государственная сельскохозяйственная академия</text:span><text:line-break/><text:span text:style-name="T1">4 Саратовский государственный аграрный </text:span><text:span text:style-name="T2">университет</text:span><text:span text:style-name="T3"> </text:span><text:span text:style-name="T1">им. Н.И. Вавилова</text:span><text:line-break/><text:span text:style-name="T1">5 Смоленская государственная сельскохозяйственная академия</text:span><text:line-break/><text:span text:style-name="T1">6 Пензенская государственная сельскохозяйственная академия</text:span><text:line-break/><text:span text:style-name="T3"> </text:span><text:span text:style-name="T1">7 Башкирский государственный аграрный </text:span><text:span text:style-name="T2">университет</text:span><text:line-break/><text:span text:style-name="T1">8 Нижегородский государственный инжениерно-экономический институт</text:span><text:line-break/><text:span text:style-name="T1">9 Ижевская государственная сельскохозяйственная академия</text:span><text:line-break/><text:span text:style-name="T1">10 Вятская государственная сельскохозяйственная академия</text:span><text:line-break/><text:span text:style-name="T1">11 Астраханский государственный </text:span><text:span text:style-name="T2">университет</text:span><text:line-break/><text:span text:style-name="T1">12 Ивановская государственная сельскохозяйственная академия имени</text:span><text:line-break/><text:span text:style-name="T1">академика Д.К.Беляева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 M</meta:initial-creator>
    <meta:creation-date>2012-09-22T08:18:09.60</meta:creation-date>
    <meta:document-statistic meta:table-count="0" meta:image-count="0" meta:object-count="0" meta:page-count="1" meta:paragraph-count="1" meta:word-count="65" meta:character-count="709"/>
    <dc:date>2012-09-22T08:18:52.98</dc:date>
    <dc:creator>J M</dc:creator>
    <meta:editing-duration>PT44S</meta:editing-duration>
    <meta:editing-cycles>1</meta:editing-cycles>
    <meta:generator>OpenOffice.org/3.3$Win32 OpenOffice.org_project/330m20$Build-9567</meta:generator>
  </office:meta>
</office:document-meta>
</file>